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oto Serif Malayalam" officeooo:rsid="00154ca0" officeooo:paragraph-rsid="00154ca0" style:font-name-complex="Noto Serif Malayalam"/>
    </style:style>
    <style:style style:name="P2" style:family="paragraph" style:parent-style-name="Standard">
      <style:paragraph-properties fo:text-align="justify" style:justify-single-word="false"/>
      <style:text-properties style:font-name="Noto Serif Malayalam" officeooo:rsid="00154ca0" officeooo:paragraph-rsid="00162f8d" style:font-name-complex="Noto Serif Malayalam"/>
    </style:style>
    <style:style style:name="P3" style:family="paragraph" style:parent-style-name="Standard">
      <style:text-properties style:font-name="Noto Serif Malayalam" officeooo:rsid="001ec095" officeooo:paragraph-rsid="001ec095" style:font-name-complex="Noto Serif Malayalam"/>
    </style:style>
    <style:style style:name="P4" style:family="paragraph" style:parent-style-name="Standard">
      <style:text-properties style:font-name="Noto Serif Malayalam" officeooo:rsid="001fad86" officeooo:paragraph-rsid="001fad86" style:font-name-complex="Noto Serif Malayalam"/>
    </style:style>
    <style:style style:name="P5" style:family="paragraph" style:parent-style-name="Standard">
      <style:text-properties style:font-name="Noto Serif Malayalam" officeooo:rsid="001fad86" officeooo:paragraph-rsid="001fad86" style:font-name-complex="Noto Serif Malayalam"/>
    </style:style>
    <style:style style:name="P6" style:family="paragraph" style:parent-style-name="Standard">
      <style:text-properties style:font-name="Noto Serif Malayalam" officeooo:rsid="001fad86" officeooo:paragraph-rsid="0023ab9a" style:font-name-complex="Noto Serif Malayalam"/>
    </style:style>
    <style:style style:name="P7" style:family="paragraph" style:parent-style-name="Standard">
      <style:text-properties style:font-name="Noto Serif Malayalam" officeooo:rsid="0023ab9a" officeooo:paragraph-rsid="0023ab9a" style:font-name-complex="Noto Serif Malayalam"/>
    </style:style>
    <style:style style:name="T1" style:family="text">
      <style:text-properties officeooo:rsid="00162f8d"/>
    </style:style>
    <style:style style:name="T2" style:family="text">
      <style:text-properties officeooo:rsid="0017ee4b"/>
    </style:style>
    <style:style style:name="T3" style:family="text">
      <style:text-properties officeooo:rsid="001f1d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9, 30 ആഗസറ്റ് ദിവസങ്ങളിലായി തമ്മനം യൂണിറ്റ് വാര്‍ഷികം ഓണ്‍ലൈനായി നടന്നു. സെക്രട്ടറി ബ്ലാസ്സി ജോര്‍ജ<text:span text:style-name="T1">ിന്റെ</text:span> യൂണിറ്റ് <text:span text:style-name="T1">റിപ്പോര്‍ട്ട് അവതരണത്തിന്‍മേല്‍ നടന്ന ചര്‍ച്ചയില്‍ കോവിഡ് കാലത്ത് എത്തരത്തില്‍ പ്രവര്‍ത്തിക്കാനാകുമെന്ന ആശങ്ക പ്രകടിപ്പിച്ചു. യൂണിറ്റിന്റെ ബാധ്യതയായ 8253 രൂപ ഒട്ടും വൈകാതെ തീര്‍ക്കണമെന്ന നിര്‍ദ്ദേശം എല്ലാവരും അംഗീകരിച്ചു. </text:span>യൂണിറ്റ് വാര്‍ഷിക<text:span text:style-name="T2">ത്തില്‍, മേഖലാ പ്രതിനിധിയായി സെക്രട്ടറി അനൂപ് പങ്കെടുത്തു. കലാജാഥ വളരെ നന്നായിരുന്നപ്പോള്‍ തന്നെ യൂണിറ്റില്‍ ഏല്പിച്ച ബാധ്യത കൂടുതലായിരുന്നു എന്ന വിമര്‍ശനമുന്നയിക്കപ്പെട്ടു. വലയസൂര്യഗ്രഹണവുമായി ബന്ധപ്പെട്ടു നടത്തിയ കണ്ണടപ്രചരണം യൂണിറ്റ് റിപ്പോര്‍ട്ടിലുള്‍പ്പെടുത്തുവാന്‍ അനൂപ് ഓര്‍മിപ്പിച്ചു. സാനിറ്റൈസര്‍, സോപ്പ് നിര്‍മാണം തുടങ്ങിയവയുടെ സാധ്യത ചര്‍ച്ചചെയ്യപ്പെട്ടു. </text:span></text:p>
      <text:p text:style-name="P3">പങ്കെടുത്തവര്‍</text:p>
      <text:p text:style-name="P3"><text:tab/><text:span text:style-name="T3">ശ്രീമതി സുഗന്ധി</text:span></text:p>
      <text:p text:style-name="P3"><text:tab/><text:span text:style-name="T3">ജലജ ടീച്ചര്‍</text:span></text:p>
      <text:p text:style-name="P3"><text:tab/>ബ്ലാസ്സി ജോര്‍ജ്</text:p>
      <text:p text:style-name="P3"><text:tab/><text:span text:style-name="T3">ടി. ജെ സെബാസ്റ്റ്യന്‍</text:span></text:p>
      <text:p text:style-name="P3"><text:tab/><text:span text:style-name="T3">സുജിത്ത് എസ്സ്</text:span></text:p>
      <text:p text:style-name="P3"><text:tab/><text:span text:style-name="T3">എം ആര്‍ മാര്‍ട്ടിന്‍</text:span></text:p>
      <text:p text:style-name="P3"><text:tab/><text:span text:style-name="T3">അനൂപ്</text:span></text:p>
      <text:p text:style-name="P4">യൂണിറ്റ് ഭാരവാഹികളായി <text:span text:style-name="T3">സുജിത്ത് എസ്സ്</text:span>(പ്രസിഡന്റ്)<text:span text:style-name="T3">, ടി. ജെ സെബാസ്റ്റ്യന്‍</text:span>(വൈസ്. പ്രസിഡന്റ്)<text:span text:style-name="T3">, ബ്ലാസ്സി ജോര്‍ജ്</text:span>(സെക്രട്ടറി)<text:span text:style-name="T3">, ശ്രീമതി സുഗന്ധി</text:span>(ജോ. സെക്രട്ടറി) തുടങ്ങിയവര്‍ തിരഞ്ഞെടുത്തു.</text:p>
      <text:p text:style-name="P4"/>
      <text:p text:style-name="P7">മേഖലാ വാര്‍ഷികത്തിലേക്കുള്ള പ്രതിനിധികളായി <text:span text:style-name="T3">ശ്രീമതി സുഗന്ധി, ബ്ലാസ്സി ജോര്‍ജ്, ടി. ജെ സെബാസ്റ്റ്യന്‍, സുജിത്ത് എസ്സ് </text:span>എന്നിവരെ തിരഞ്ഞെടുത്തു.</text:p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23:23:20.660880507</meta:creation-date>
    <dc:date>2020-09-02T14:15:54.469106112</dc:date>
    <meta:editing-duration>PT2H10M58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11" meta:word-count="121" meta:character-count="614" meta:non-whitespace-character-count="508"/>
  </office:meta>
</office:document-meta>
</file>